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100000B3000000B2A66FDD67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Century Gothic" svg:font-family="'Century Gothic'" style:font-adornments="Cursief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6.417cm" style:rel-column-width="23908*"/>
    </style:style>
    <style:style style:name="Tabelle1.B" style:family="table-column">
      <style:table-column-properties style:column-width="5.027cm" style:rel-column-width="18729*"/>
    </style:style>
    <style:style style:name="Tabelle1.C" style:family="table-column">
      <style:table-column-properties style:column-width="6.145cm" style:rel-column-width="22898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  <style:text-properties style:font-name="Arial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Table_20_Contents">
      <style:text-properties style:font-name="Aria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Afbeeldingen1" text:anchor-type="paragraph" svg:width="2.865cm" svg:height="2.858cm" draw:z-index="0"><draw:image xlink:href="Pictures/2000001100000B3000000B2A66FDD672.svm" xlink:type="simple" xlink:show="embed" xlink:actuate="onLoad"/></draw:frame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9">Registratieformulier</text:p>
            <text:p text:style-name="P9"/>
            <text:p text:style-name="P10">De met een (*) gemarkeerde velden zijn verplicht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2">${hotel.name}, ${hotel.ZIP} ${hotel.city}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">Kamernummer:</text:p>
            <text:p text:style-name="P2">${rooms}</text:p>
          </table:table-cell>
          <table:table-cell table:style-name="Tabelle1.A3" office:value-type="string">
            <text:p text:style-name="P4">Aankomst:</text:p>
            <text:p text:style-name="P2">${arrival}</text:p>
          </table:table-cell>
          <table:table-cell table:style-name="Tabelle1.A2" office:value-type="string">
            <text:p text:style-name="P4">Vertrek:</text:p>
            <text:p text:style-name="P2">${departure}</text:p>
          </table:table-cell>
        </table:table-row>
        <table:table-row>
          <table:table-cell table:style-name="Tabelle1.A2" table:number-columns-spanned="3" office:value-type="string">
            <text:p text:style-name="P4">Naam:</text:p>
            <text:p text:style-name="P2">${guest.firstName} ${guest.lastName}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4">Adres:</text:p>
            <text:p text:style-name="P2">${address.street1}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4">Postcode + woonplaats:</text:p>
            <text:p text:style-name="P2">${address.ZIP} ${address.city}</text:p>
          </table:table-cell>
          <table:covered-table-cell/>
          <table:covered-table-cell/>
        </table:table-row>
        <table:table-row>
          <table:table-cell table:style-name="Tabelle1.A3" office:value-type="string">
            <text:p text:style-name="P4">Geboortedatum:</text:p>
            <text:p text:style-name="P2">${birthday}</text:p>
          </table:table-cell>
          <table:table-cell table:style-name="Tabelle1.A2" table:number-columns-spanned="2" office:value-type="string">
            <text:p text:style-name="P4">*Nationaliteit:</text:p>
            <text:p text:style-name="P2">${guest.nationality}</text:p>
          </table:table-cell>
          <table:covered-table-cell/>
        </table:table-row>
        <table:table-row>
          <table:table-cell table:style-name="Tabelle1.A3" office:value-type="string">
            <text:p text:style-name="P4">*Telefoonnummer:</text:p>
            <text:p text:style-name="P3">${guest.phone}</text:p>
          </table:table-cell>
          <table:table-cell table:style-name="Tabelle1.A2" table:number-rows-spanned="2" table:number-columns-spanned="2" office:value-type="string">
            <text:p text:style-name="P4">Handtekening:</text:p>
          </table:table-cell>
          <table:covered-table-cell/>
        </table:table-row>
        <table:table-row>
          <table:table-cell table:style-name="Tabelle1.A3" office:value-type="string">
            <text:p text:style-name="P4">*E-mailadres:</text:p>
            <text:p text:style-name="P3">${guest.email}</text:p>
          </table:table-cell>
          <table:covered-table-cell/>
          <table:covered-table-cell/>
        </table:table-row>
      </table:table>
      <text:p text:style-name="P1"/>
      <text:p text:style-name="P1"/>
      <text:p text:style-name="P5">In Hotel 46 geldt een drugs- en rookverbod, indien u deze regel overtreedt kunnen er additonele kosten a €150,00 in rekening gebracht worden.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>Door het ondertekenen van dit document geeft u Hotel 46 toestemming om de in dit formulier gevraagde persoonlijke gegevens te verzamelen en te verwerken. Die hebben wij nodig om u een aangenaam verblijf te kunnen bezorgen en u persoonlijke services te kunnen aanbieden, of om aan de lokale regelgeving te kunnen voldo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Cursief" style:font-family-generic="swiss" style:font-pitch="variable"/>
    <style:font-face style:name="Century Gothic" svg:font-family="'Century Gothic'" style:font-adornments="Cursief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s Bernau</meta:initial-creator>
    <meta:creation-date>2011-02-11T15:29:31</meta:creation-date>
    <dc:date>2020-04-17T11:19:50.89</dc:date>
    <meta:editing-duration>PT51M28S</meta:editing-duration>
    <meta:editing-cycles>24</meta:editing-cycles>
    <meta:generator>OpenOffice/4.1.7$Win32 OpenOffice.org_project/417m1$Build-9800</meta:generator>
    <dc:creator>Fabiënne Laureijs</dc:creator>
    <meta:document-statistic meta:table-count="1" meta:image-count="1" meta:object-count="0" meta:page-count="1" meta:paragraph-count="26" meta:word-count="112" meta:character-count="877"/>
  </office:meta>
</office:document-meta>
</file>